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12.427cm"/>
    </style:style>
    <style:style style:name="co2" style:family="table-column">
      <style:table-column-properties fo:break-before="auto" style:column-width="3.561cm"/>
    </style:style>
    <style:style style:name="co3" style:family="table-column">
      <style:table-column-properties fo:break-before="auto" style:column-width="7.43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.28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fo:padding-bottom="0.071cm" fo:padding-left="0.106cm" fo:padding-right="0cm" fo:padding-top="0.071cm" style:vertical-align="top"/>
      <style:text-properties fo:font-size="14pt" style:text-underline-style="none" fo:font-weight="bold"/>
    </style:style>
    <style:style style:name="ce2" style:family="table-cell" style:parent-style-name="Default">
      <style:table-cell-properties fo:background-color="#ffffff" fo:wrap-option="wrap" fo:padding-bottom="0.071cm" fo:padding-left="0.106cm" fo:padding-right="0cm" fo:padding-top="0.071cm" style:vertical-align="top"/>
    </style:style>
    <style:style style:name="ce3" style:family="table-cell" style:parent-style-name="Default">
      <style:table-cell-properties fo:background-color="#666666" fo:wrap-option="wrap" fo:padding-bottom="0.071cm" fo:padding-left="0.106cm" fo:padding-right="0cm" fo:padding-top="0.071cm" style:vertical-align="top"/>
      <style:text-properties fo:color="#ffffff" fo:font-weight="bold"/>
    </style:style>
    <style:style style:name="ce4" style:family="table-cell" style:parent-style-name="Default">
      <style:table-cell-properties fo:background-color="#e6e6ff" fo:wrap-option="wrap" fo:padding-bottom="0.071cm" fo:padding-left="0.106cm" fo:padding-right="0cm" fo:padding-top="0.071cm" style:vertical-align="top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 fo:wrap-option="wrap" fo:padding-bottom="0.071cm" fo:padding-left="0.106cm" fo:padding-right="0cm" fo:padding-top="0.071cm" style:vertical-align="top"/>
      <style:text-properties style:font-name="Bitstream Vera Sans1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666666" style:text-align-source="fix" style:repeat-content="false" fo:padding="0.053cm" style:vertical-align="top"/>
      <style:paragraph-properties fo:text-align="center" fo:margin-left="0cm"/>
      <style:text-properties fo:color="#ffffff" fo:font-weight="bold"/>
    </style:style>
    <style:style style:name="ce10" style:family="table-cell" style:parent-style-name="Default">
      <style:table-cell-properties fo:background-color="#ffffcc" style:text-align-source="fix" style:repeat-content="false" fo:padding="0.053cm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ffffcc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>
      <style:table-cell-properties fo:background-color="#ffffcc"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fo:background-color="#ffffff" fo:wrap-option="wrap" style:vertical-align="top"/>
    </style:style>
    <style:style style:name="ce16" style:family="table-cell" style:parent-style-name="Default">
      <style:table-cell-properties fo:background-color="#666666" style:text-align-source="fix" style:repeat-content="false" fo:wrap-option="wrap" fo:padding="0.053cm" style:vertical-align="top"/>
      <style:paragraph-properties fo:text-align="center" fo:margin-left="0cm"/>
      <style:text-properties fo:color="#ffffff" fo:font-weight="bold"/>
    </style:style>
    <style:style style:name="ce17" style:family="table-cell" style:parent-style-name="Default">
      <style:table-cell-properties fo:background-color="#ffcc99" fo:wrap-option="wrap" fo:padding="0.053cm" style:vertical-align="top"/>
    </style:style>
    <style:style style:name="ce18" style:family="table-cell" style:parent-style-name="Default">
      <style:table-cell-properties fo:background-color="#ffcc99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ffcc99"/>
    </style:style>
    <style:style style:name="ce21" style:family="table-cell" style:parent-style-name="Default">
      <style:table-cell-properties fo:background-color="#ffcc99" fo:wrap-option="wrap" style:vertical-align="top"/>
    </style:style>
    <style:style style:name="ce22" style:family="table-cell" style:parent-style-name="Default">
      <style:table-cell-properties fo:background-color="#e6e6e6"/>
      <style:text-properties fo:font-weight="bold"/>
    </style:style>
    <style:style style:name="ce2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ce21"/>
        <table:table-column table:style-name="co3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Campsite Test Checklist</text:p>
          </table:table-cell>
          <table:table-cell table:style-name="ce8"/>
          <table:table-cell table:style-name="ce15"/>
          <table:table-cell table:number-columns-repeated="253"/>
        </table:table-row>
        <table:table-row table:style-name="ro2">
          <table:table-cell table:style-name="ce2" office:value-type="string">
            <text:p>This spreadsheet is intended to help with the manual testing of campsite. <text:s/>You will go through most of the functionality of the application and verify that it works.</text:p>
          </table:table-cell>
          <table:table-cell table:style-name="ce8"/>
          <table:table-cell table:style-name="ce15"/>
          <table:table-cell table:number-columns-repeated="253"/>
        </table:table-row>
        <table:table-row table:style-name="ro3">
          <table:table-cell table:style-name="ce2"/>
          <table:table-cell table:style-name="ce8"/>
          <table:table-cell table:style-name="ce15"/>
          <table:table-cell table:number-columns-repeated="253"/>
        </table:table-row>
        <table:table-row table:style-name="ro4">
          <table:table-cell table:style-name="ce3" office:value-type="string">
            <text:p>Test</text:p>
          </table:table-cell>
          <table:table-cell table:style-name="ce9" office:value-type="string">
            <text:p>Passed?</text:p>
          </table:table-cell>
          <table:table-cell table:style-name="ce16" office:value-type="string">
            <text:p>Notes</text:p>
          </table:table-cell>
          <table:table-cell table:style-name="ce22" table:number-columns-repeated="253"/>
        </table:table-row>
        <table:table-row table:style-name="ro4">
          <table:table-cell office:value-type="string">
            <text:p>Login with valid user name and password – get to home page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Logout, Login with invalid password – rejected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Logout, Login with a different language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Logout, Previous language remembered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3">
          <table:table-cell/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Main menu -&gt; Publications, Add a publication, publication added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Configure publication, change values, save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Delete publication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3">
          <table:table-cell/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dd issue -&gt; Use previous structure -&gt; Added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Issue List -&gt; Configure issue -&gt; change all fields -&gt; fields modified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Issue List -&gt; Configure issue -&gt; Cancel -&gt; return to issue list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Issue List -&gt; Publish -&gt; Yes (Publish it)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Issue List -&gt; Publish -&gt; Yes (Unpublish it)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Issue List -&gt; Automatic Publishing -&gt; Create action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Issue List -&gt; Automatic Publishing -&gt; Delete action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Issue List -&gt; Automatic Publishing -&gt; Cancel -&gt; return to issue list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3">
          <table:table-cell/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Issue List -&gt; Translate -&gt; Cancel -&gt; return to issue list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Issue List -&gt; Translate -&gt; Add -&gt; translation added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3">
          <table:table-cell/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Issue List -&gt; Delete -&gt; answer “Yes” -&gt; Issue deleted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Issue List -&gt; Delete -&gt; answer “no” -&gt; not deleted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3">
          <table:table-cell/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Issue List -&gt; preview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3">
          <table:table-cell/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Section -&gt; Add -&gt; Cancel -&gt; return to Section List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Section -&gt; Add -&gt; dont fill in any fields -&gt; Save -&gt; Error message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Section -&gt; Add -&gt; Fill in fields correctly -&gt; Save -&gt; Success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3">
          <table:table-cell/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Section -&gt; Configure -&gt; Change fields -&gt; success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Section -&gt; Configure -&gt; Cancel -&gt; return to section list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3">
          <table:table-cell/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Section -&gt; Duplicate -&gt; Cancel -&gt; return to section list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5">
          <table:table-cell office:value-type="string">
            <text:p>Section -&gt; Duplicate -&gt; fill in correctly (copy to different section) -&gt; success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3">
          <table:table-cell/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Section -&gt; Delete -&gt; Cancel -&gt; section not deleted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Section -&gt; Delete -&gt; Confirm Yes -&gt; section deleted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3">
          <table:table-cell/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List -&gt; Add article -&gt; Cancel -&gt; return to article list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List -&gt; Add article -&gt; dont fill in anything -&gt; save 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5">
          <table:table-cell office:value-type="string">
            <text:p>Article List -&gt; Add article -&gt; fill in article title -&gt; save -&gt; article added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3">
          <table:table-cell/>
          <table:table-cell table:style-name="ce10"/>
          <table:table-cell table:style-name="ce17"/>
          <table:table-cell table:number-columns-repeated="253"/>
        </table:table-row>
        <table:table-row table:style-name="ro5">
          <table:table-cell office:value-type="string">
            <text:p>Article Edit -&gt; Change keywords, name, checkboxes -&gt; save using disk icon on the right side of the input field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5">
          <table:table-cell office:value-type="string">
            <text:p>Article Edit -&gt; Change article text -&gt; save using the “save” button at the bottom of the screen.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Submit -&gt; Cancel -&gt; back to article edit screen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Submit -&gt; Save -&gt; success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Publish -&gt; Save -&gt; success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Unpublish -&gt; Save -&gt; success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Preview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Unlock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Translate -&gt; Cancel -&gt; Back to article edit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Translate -&gt; fill in name -&gt; save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Switch language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Duplicate -&gt; Cancel -&gt; back to article edit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Duplicate -&gt; Choose destination -&gt; save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5">
          <table:table-cell office:value-type="string">
            <text:p>Article Edit -&gt; Automatic Publishing -&gt; Cancel -&gt; back to article edit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5">
          <table:table-cell office:value-type="string">
            <text:p>Article Edit -&gt; Automatic Publishing -&gt; dont select anything -&gt; save -&gt; error message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5">
          <table:table-cell office:value-type="string">
            <text:p>Article Edit -&gt; Automatic Publishing -&gt; create event -&gt; save -&gt; success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5">
          <table:table-cell office:value-type="string">
            <text:p>Article Edit -&gt; Automatic Publishing -&gt; click on event in the list -&gt; does it load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Can you edit and save the event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Topics -&gt; Add topic -&gt; success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Topics -&gt; Delete topic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5">
          <table:table-cell office:value-type="string">
            <text:p>Article Edit -&gt; Images -&gt; Add new image -&gt; dont fill in anything -&gt; click save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Images -&gt; Add new -&gt; upload an image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Images -&gt; Add new -&gt; add URL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Images -&gt; edit image -&gt; Change properties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Images -&gt; remove image from article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Article Edit -&gt; Images -&gt; Add existing image -&gt; Add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5">
          <table:table-cell office:value-type="string">
            <text:p>Article Edit -&gt; Images -&gt; Add existing image -&gt; Edit -&gt;Save -&gt; Success &amp; back to existing image list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5">
          <table:table-cell office:value-type="string">
            <text:p>Article Edit -&gt; Images -&gt; Add existing image -&gt; search using each field -&gt; found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5">
          <table:table-cell office:value-type="string">
            <text:p>Article Edit -&gt; Images -&gt; Add existing image -&gt; click on column headers -&gt; images resorted properly?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5">
          <table:table-cell office:value-type="string">
            <text:p>Article Edit -&gt; Images -&gt; Add existing image -&gt; reset search conditions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3">
          <table:table-cell/>
          <table:table-cell table:style-name="ce10"/>
          <table:table-cell table:style-name="ce17"/>
          <table:table-cell table:number-columns-repeated="253"/>
        </table:table-row>
        <table:table-row table:style-name="ro4">
          <table:table-cell office:value-type="string">
            <text:p>Image Archive -&gt; Add new image</text:p>
          </table:table-cell>
          <table:table-cell table:style-name="ce10"/>
          <table:table-cell table:style-name="ce17"/>
          <table:table-cell table:number-columns-repeated="253"/>
        </table:table-row>
        <table:table-row table:style-name="ro3">
          <table:table-cell/>
          <table:table-cell table:style-name="ce10"/>
          <table:table-cell table:style-name="ce17"/>
          <table:table-cell table:number-columns-repeated="253"/>
        </table:table-row>
        <table:table-row table:style-name="ro6">
          <table:table-cell table:style-name="ce5" office:value-type="string">
            <text:p>Users</text:p>
          </table:table-cell>
          <table:table-cell table:style-name="ce11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Add user -&gt; dont fill in anything -&gt; click save -&gt; error message?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Add user -&gt; fill in required fields -&gt; save -&gt; user created?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Logout, login as new user</text:p>
          </table:table-cell>
          <table:table-cell table:style-name="ce12"/>
          <table:table-cell table:style-name="ce19"/>
          <table:table-cell table:number-columns-repeated="2"/>
          <table:table-cell table:style-name="ce23" table:number-columns-repeated="16"/>
          <table:table-cell table:number-columns-repeated="235"/>
        </table:table-row>
        <table:table-row table:style-name="ro6">
          <table:table-cell table:style-name="ce5" office:value-type="string">
            <text:p>Edit User -&gt; change password -&gt; logout, login with new password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Edit User -&gt; Change user details -&gt; save -&gt; success?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7">
          <table:table-cell table:style-name="ce6"/>
          <table:table-cell table:style-name="ce11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8">
          <table:table-cell table:style-name="ce5" office:value-type="string">
            <text:p>Rights - remove each of the following rights and verify that the user cannot perform the action</text:p>
          </table:table-cell>
          <table:table-cell table:style-name="ce13"/>
          <table:table-cell table:style-name="ce20"/>
          <table:table-cell table:number-columns-repeated="7"/>
          <table:table-cell table:style-name="ce23" table:number-columns-repeated="11"/>
          <table:table-cell table:number-columns-repeated="235"/>
        </table:table-row>
        <table:table-row table:style-name="ro6">
          <table:table-cell table:style-name="ce5" office:value-type="string">
            <text:p>Add/Edit Publication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Delete Publication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Add/Change Issue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Delete Issue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Add/Change Section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Delete Section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Add articles</text:p>
          </table:table-cell>
          <table:table-cell table:style-name="ce12"/>
          <table:table-cell table:style-name="ce19"/>
          <table:table-cell table:number-columns-repeated="13"/>
          <table:table-cell table:style-name="ce23" table:number-columns-repeated="5"/>
          <table:table-cell table:number-columns-repeated="235"/>
        </table:table-row>
        <table:table-row table:style-name="ro6">
          <table:table-cell table:style-name="ce5" office:value-type="string">
            <text:p>Change Article</text:p>
          </table:table-cell>
          <table:table-cell table:style-name="ce12"/>
          <table:table-cell table:style-name="ce19"/>
          <table:table-cell table:number-columns-repeated="253"/>
        </table:table-row>
        <table:table-row table:style-name="ro8">
          <table:table-cell table:style-name="ce5" office:value-type="string">
            <text:p>Publish Article (this also means you cannot do scheduled publishing)</text:p>
          </table:table-cell>
          <table:table-cell table:style-name="ce12"/>
          <table:table-cell table:style-name="ce19"/>
          <table:table-cell table:number-columns-repeated="11"/>
          <table:table-cell table:style-name="ce23" table:number-columns-repeated="7"/>
          <table:table-cell table:number-columns-repeated="235"/>
        </table:table-row>
        <table:table-row table:style-name="ro6">
          <table:table-cell table:style-name="ce5" office:value-type="string">
            <text:p>Delete Article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Add images</text:p>
          </table:table-cell>
          <table:table-cell table:style-name="ce12"/>
          <table:table-cell table:style-name="ce19"/>
          <table:table-cell table:number-columns-repeated="9"/>
          <table:table-cell table:style-name="ce23" table:number-columns-repeated="9"/>
          <table:table-cell table:number-columns-repeated="235"/>
        </table:table-row>
        <table:table-row table:style-name="ro6">
          <table:table-cell table:style-name="ce5" office:value-type="string">
            <text:p>Change image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Delete Images</text:p>
          </table:table-cell>
          <table:table-cell table:style-name="ce12"/>
          <table:table-cell table:style-name="ce19"/>
          <table:table-cell table:number-columns-repeated="4"/>
          <table:table-cell table:style-name="ce23" table:number-columns-repeated="14"/>
          <table:table-cell table:number-columns-repeated="235"/>
        </table:table-row>
        <table:table-row table:style-name="ro6">
          <table:table-cell table:style-name="ce5" office:value-type="string">
            <text:p>Manage Topics</text:p>
          </table:table-cell>
          <table:table-cell table:style-name="ce12"/>
          <table:table-cell table:style-name="ce19"/>
          <table:table-cell table:number-columns-repeated="4"/>
          <table:table-cell table:style-name="ce23" table:number-columns-repeated="14"/>
          <table:table-cell table:number-columns-repeated="235"/>
        </table:table-row>
        <table:table-row table:style-name="ro6">
          <table:table-cell table:style-name="ce5" office:value-type="string">
            <text:p>Manage Templates</text:p>
          </table:table-cell>
          <table:table-cell table:style-name="ce12"/>
          <table:table-cell table:style-name="ce19"/>
          <table:table-cell table:number-columns-repeated="10"/>
          <table:table-cell table:style-name="ce23" table:number-columns-repeated="8"/>
          <table:table-cell table:number-columns-repeated="235"/>
        </table:table-row>
        <table:table-row table:style-name="ro6">
          <table:table-cell table:style-name="ce5" office:value-type="string">
            <text:p>Delete Templates</text:p>
          </table:table-cell>
          <table:table-cell table:style-name="ce12"/>
          <table:table-cell table:style-name="ce19"/>
          <table:table-cell table:number-columns-repeated="3"/>
          <table:table-cell table:style-name="ce23" table:number-columns-repeated="15"/>
          <table:table-cell table:number-columns-repeated="235"/>
        </table:table-row>
        <table:table-row table:style-name="ro8">
          <table:table-cell table:style-name="ce5" office:value-type="string">
            <text:p>ALL template permissions turned off -&gt; main menu "templates" gone?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Add/change article type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Delete article types</text:p>
          </table:table-cell>
          <table:table-cell table:style-name="ce12"/>
          <table:table-cell table:style-name="ce19"/>
          <table:table-cell table:number-columns-repeated="3"/>
          <table:table-cell table:style-name="ce23" table:number-columns-repeated="15"/>
          <table:table-cell table:number-columns-repeated="235"/>
        </table:table-row>
        <table:table-row table:style-name="ro8">
          <table:table-cell table:style-name="ce5" office:value-type="string">
            <text:p>ALL article type permissions turned off -&gt; main menu "article types" gone?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Add/Edit language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Delete language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8">
          <table:table-cell table:style-name="ce5" office:value-type="string">
            <text:p>ALL language permissions turned off -&gt; main menu "languages" gone?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Add/Edit Countrie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Delete countrie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8">
          <table:table-cell table:style-name="ce5" office:value-type="string">
            <text:p>ALL country permissions turned off -&gt; main menu "countries" gone?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View log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User type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Subscriptions</text:p>
          </table:table-cell>
          <table:table-cell table:style-name="ce12"/>
          <table:table-cell table:style-name="ce19"/>
          <table:table-cell table:number-columns-repeated="2"/>
          <table:table-cell table:style-name="ce23" table:number-columns-repeated="16"/>
          <table:table-cell table:number-columns-repeated="235"/>
        </table:table-row>
        <table:table-row table:style-name="ro6">
          <table:table-cell table:style-name="ce5" office:value-type="string">
            <text:p>Add/edit/delete subscribers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Delete staff</text:p>
          </table:table-cell>
          <table:table-cell table:style-name="ce12"/>
          <table:table-cell table:style-name="ce18"/>
          <table:table-cell table:style-name="ce23" table:number-columns-repeated="18"/>
          <table:table-cell table:number-columns-repeated="235"/>
        </table:table-row>
        <table:table-row table:style-name="ro6">
          <table:table-cell table:style-name="ce5" office:value-type="string">
            <text:p>add/edit staff</text:p>
          </table:table-cell>
          <table:table-cell table:style-name="ce12"/>
          <table:table-cell table:style-name="ce19"/>
          <table:table-cell table:number-columns-repeated="9"/>
          <table:table-cell table:style-name="ce23" table:number-columns-repeated="9"/>
          <table:table-cell table:number-columns-repeated="235"/>
        </table:table-row>
        <table:table-row table:style-name="ro3" table:number-rows-repeated="3">
          <table:table-cell table:style-name="ce7"/>
          <table:table-cell table:style-name="ce10"/>
          <table:table-cell table:style-name="ce17"/>
          <table:table-cell table:number-columns-repeated="253"/>
        </table:table-row>
        <table:table-row table:style-name="ro3" table:number-rows-repeated="75">
          <table:table-cell/>
          <table:table-cell table:style-name="ce10"/>
          <table:table-cell table:style-name="ce17"/>
          <table:table-cell table:number-columns-repeated="253"/>
        </table:table-row>
        <table:table-row table:style-name="ro3" table:number-rows-repeated="317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Sans Serif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16">16/12/2005</text:date>, <text:time>13:0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06-07T16:04:53</meta:creation-date>
    <dc:date>2005-12-16T13:01:59</dc:date>
    <dc:language>en-US</dc:language>
    <meta:editing-cycles>19</meta:editing-cycles>
    <meta:editing-duration>P2DT0H7M37S</meta:editing-duration>
    <meta:user-defined meta:name="Info 1"/>
    <meta:user-defined meta:name="Info 2"/>
    <meta:user-defined meta:name="Info 3"/>
    <meta:user-defined meta:name="Info 4"/>
    <meta:document-statistic meta:table-count="3" meta:cell-count="107"/>
  </office:meta>
</office:document-meta>
</file>